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body>
    <office:text>
      <text:p text:style-name="P1"><text:span text:style-name="T1_1">Sunday</text:span><text:span text:style-name="T1_2"><text:s/>0817<text:s/></text:span><text:span text:style-name="T1_3">Section</text:span><text:span text:style-name="T1_4"><text:s/></text:span><text:span text:style-name="T1_5">Started</text:span><text:span text:style-name="T1_6"><text:s/>-<text:s/></text:span><text:span text:style-name="T1_7">Jones</text:span></text:p>
      <text:p text:style-name="P2"><text:span text:style-name="T2_1">Sunday</text:span><text:span text:style-name="T2_2"><text:s/>1300<text:s/>-<text:s/></text:span><text:span text:style-name="T2_3">Michele</text:span><text:span text:style-name="T2_4"><text:s/></text:span><text:span text:style-name="T2_5">Kellerman</text:span></text:p>
      <text:p text:style-name="P3"><text:span text:style-name="T3_1">Sunday</text:span><text:span text:style-name="T3_2"><text:s/>1440<text:s/>-<text:s/></text:span><text:span text:style-name="T3_3">edit</text:span><text:span text:style-name="T3_4">/</text:span><text:span text:style-name="T3_5">proof</text:span><text:span text:style-name="T3_6"><text:s/>-<text:s/></text:span><text:span text:style-name="T3_7">Allyson</text:span><text:span text:style-name="T3_8"><text:s/></text:span><text:span text:style-name="T3_9">LeFebvr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